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548c" officeooo:paragraph-rsid="0013548c"/>
    </style:style>
    <style:style style:name="P2" style:family="paragraph" style:parent-style-name="Standard">
      <style:text-properties officeooo:rsid="00142b5b" officeooo:paragraph-rsid="00142b5b"/>
    </style:style>
    <style:style style:name="P3" style:family="paragraph" style:parent-style-name="Standard">
      <style:paragraph-properties style:border-line-width-bottom="0.03cm 0.03cm 0.03cm" fo:padding-left="0cm" fo:padding-right="0cm" fo:padding-top="0cm" fo:padding-bottom="0.074cm" fo:border-left="none" fo:border-right="none" fo:border-top="none" fo:border-bottom="2.49pt double #000000" style:join-border="false"/>
      <style:text-properties officeooo:rsid="00142b5b" officeooo:paragraph-rsid="00142b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duino IDE vorbereiten:</text:p>
      <text:p text:style-name="P1"/>
      <text:p text:style-name="P2">Möglichkeit 1: </text:p>
      <text:p text:style-name="P2">boards.txt Datei um ein zusätzliches Board erweitern:</text:p>
      <text:p text:style-name="P2"/>
      <text:p text:style-name="P2">vi ./prg/arduino-1.8.12/hardware/arduino/avr/boards.txt</text:p>
      <text:p text:style-name="P2"/>
      <text:p text:style-name="P2">##############################################################</text:p>
      <text:p text:style-name="P2"/>
      <text:p text:style-name="P2">atmega328bb.name=ATmega328p (8mhz internal)</text:p>
      <text:p text:style-name="P2"/>
      <text:p text:style-name="P2">atmega328bb.upload.protocol=usbasp</text:p>
      <text:p text:style-name="P2">atmega328bb.upload.maximum_size=32768</text:p>
      <text:p text:style-name="P2">atmega328bb.upload.maximum_data_size=2048</text:p>
      <text:p text:style-name="P2">atmega328bb.upload.speed=57600</text:p>
      <text:p text:style-name="P2"/>
      <text:p text:style-name="P2">atmega328bb.bootloader.low_fuses=0xE2</text:p>
      <text:p text:style-name="P2">atmega328bb.bootloader.high_fuses=0xD7</text:p>
      <text:p text:style-name="P2">atmega328bb.bootloader.extended_fuses=0xFF</text:p>
      <text:p text:style-name="P2"/>
      <text:p text:style-name="P2">atmega328bb.bootloader.file=atmega/ATmegaBOOT_168_atmega328_pro_8MHz.hex</text:p>
      <text:p text:style-name="P2">atmega328bb.bootloader.unlock_bits=0x3F</text:p>
      <text:p text:style-name="P2">atmega328bb.bootloader.lock_bits=0x0F</text:p>
      <text:p text:style-name="P2"/>
      <text:p text:style-name="P2">atmega328bb.build.mcu=atmega328p</text:p>
      <text:p text:style-name="P2">atmega328bb.build.f_cpu=8000000L</text:p>
      <text:p text:style-name="P2">atmega328bb.build.core=arduino:arduino</text:p>
      <text:p text:style-name="P2">atmega328bb.build.variant=arduino:standard</text:p>
      <text:p text:style-name="P2"/>
      <text:p text:style-name="P2"/>
      <text:p text:style-name="P2">atmega328bb.bootloader.tool=arduino:avrdude</text:p>
      <text:p text:style-name="P2">atmega328bb.upload.tool=arduino:avrdude</text:p>
      <text:p text:style-name="P3"/>
      <text:p text:style-name="P2"/>
      <text:p text:style-name="P2">Möglichkeit 2:</text:p>
      <text:p text:style-name="P2"/>
      <text:p text:style-name="P2">MiniCore installieren:</text:p>
      <text:p text:style-name="P2"/>
      <text:p text:style-name="P2"><text:a xlink:type="simple" xlink:href="https://github.com/MCUdude/MiniCore" text:style-name="Internet_20_link" text:visited-style-name="Visited_20_Internet_20_Link">https://github.com/MCUdude/MiniCore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21:22:19.174257164</meta:creation-date>
    <dc:date>2020-05-18T23:00:08.034938745</dc:date>
    <meta:editing-duration>PT1H27M38S</meta:editing-duration>
    <meta:editing-cycles>1</meta:editing-cycles>
    <meta:document-statistic meta:table-count="0" meta:image-count="0" meta:object-count="0" meta:page-count="1" meta:paragraph-count="25" meta:word-count="39" meta:character-count="956" meta:non-whitespace-character-count="941"/>
    <meta:generator>LibreOffice/6.0.7.3$Linux_X86_64 LibreOffice_project/00m0$Build-3</meta:generator>
  </office:meta>
</office:document-meta>
</file>